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text-properties fo:font-size="22pt" fo:font-weight="bold"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026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1" style:family="paragraph" style:parent-style-name="Title">
      <style:text-properties fo:font-size="26pt" style:font-size-asian="26pt" style:font-size-complex="26pt"/>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6" style:family="paragraph" style:parent-style-name="Standard" style:list-style-name="L1">
      <style:paragraph-properties fo:text-align="justify" style:justify-single-word="false">
        <style:tab-stops>
          <style:tab-stop style:position="4.738cm"/>
        </style:tab-stops>
      </style:paragraph-properties>
    </style:style>
    <style:style style:name="P27" style:family="paragraph" style:parent-style-name="Standard" style:master-page-name="First_20_Page">
      <style:paragraph-properties style:page-number="1"/>
    </style:style>
    <style:style style:name="P28" style:family="paragraph" style:parent-style-name="Heading_20_1">
      <style:paragraph-properties fo:text-align="justify" style:justify-single-word="false"/>
    </style:style>
    <style:style style:name="P29" style:family="paragraph" style:parent-style-name="Heading_20_1">
      <style:paragraph-properties fo:break-before="page"/>
    </style:style>
    <style:style style:name="P30"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P21"><text:reference-mark-start text:name="Titel"/>Testspezifikation 'Betriebsmittelverwalt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23.06.2010</text:modification-date></text:p>
      <text:p text:style-name="P15"><text:span text:style-name="T4">Quelle</text:span><text:tab/>Dokumente\04_Test\04.01_Testspezifikation\04.01.00_PDFs</text:p>
      <text:p text:style-name="P20"><text:span text:style-name="T4">Autoren</text:span><text:tab/>O. Bohn</text:p>
      <text:p text:style-name="P15"><text:span text:style-name="T4">Version</text:span><text:tab/><text:reference-mark-start text:name="Version"/><text:span text:style-name="Version_20_Char">1.0</text:span><text:reference-mark-end text:name="Versio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0.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s ersten Testfalls. </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3.05.2010</text:p>
          </table:table-cell>
          <table:table-cell table:style-name="Tabelle1.A2" office:value-type="float" office:value="0">
            <text:p text:style-name="P8">O. Bohn</text:p>
          </table:table-cell>
          <table:table-cell table:style-name="Tabelle1.D2" office:value-type="float" office:value="0">
            <text:p text:style-name="P8">Freigegeben der Testspezifikation Betriebsmittelverwaltung</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13"/>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3">1 <text:s/>Historie<text:tab/>2</text:p>
          <text:p text:style-name="P23">2 <text:s/>Inhaltsverzeichnis<text:tab/>3</text:p>
          <text:p text:style-name="P23">3 <text:s/>Identifikation des Testobjekts<text:tab/>4</text:p>
          <text:p text:style-name="P23">4 <text:s/>Testziele<text:tab/>5</text:p>
          <text:p text:style-name="P23">5 <text:s/>Testfall 1 „Betriebsmittelverwaltung“<text:tab/>6</text:p>
          <text:p text:style-name="P24">5.1 <text:s/>Identifikation des Testobjektes<text:tab/>6</text:p>
          <text:p text:style-name="P24">5.2 <text:s/>Test-Identifikation<text:tab/>6</text:p>
          <text:p text:style-name="P24">5.3 <text:s/>Testfallbeschreibung<text:tab/>6</text:p>
          <text:p text:style-name="P24">5.4 <text:s/>Testskript<text:tab/>6</text:p>
          <text:p text:style-name="P24">5.5 <text:s/>Test-Protokoll<text:tab/>7</text:p>
          <text:p text:style-name="P23">6 <text:s/>Auswertung<text:tab/>8</text:p>
        </text:index-body>
      </text:table-of-content>
      <text:p text:style-name="P9"/>
      <text:h text:style-name="Heading_20_1" text:outline-level="1"><text:s/>Identifikation des Testobjekts</text:h>
      <text:p text:style-name="P11">Es wird der Programmcode zum Softwaremodul „Betriebsmittelverwaltung“ getestet:</text:p>
      <text:list xml:id="list43654181" text:style-name="L1">
        <text:list-item>
          <text:p text:style-name="P25">Betriebsmittelverwaltung.c<text:tab/><text:tab/>(Version 0.1, <text:span text:style-name="T5">Repository</text:span>-Nr. 181)</text:p>
        </text:list-item>
        <text:list-item>
          <text:p text:style-name="P26">Betriebsmittelverwaltung.h<text:tab/><text:tab/>(Version 0.1, <text:span text:style-name="T5">Repository</text:span>-Nr. 181)</text:p>
        </text:list-item>
      </text:list>
      <text:p text:style-name="P14">Das Modul „Betriebsmittelverwaltung“ ist in der Treiberschicht der Software angeordnet. Dieses Modul stellt die main – Funktion zur Verfügung. Aus dieser heraus werden alle anderen Module entsprechend einer Zeitscheibe zyklisch aufgerufen. Der Aufruf erfolgt über die äußeren Schnittstellen der anderen Module. </text:p>
      <text:p text:style-name="P11"/>
      <text:p text:style-name="P11"/>
      <text:h text:style-name="P29" text:outline-level="1"><text:s/>Testziele</text:h>
      <text:p text:style-name="P11">Der Test des Software-Moduls <text:span text:style-name="T6">„Betriebsmittelverwaltung“</text:span> soll sicherstellen, dass nach einem Aufruf der entsprechenden void main(void) – Funktion sämtliche Module initialisiert werden. Dies geschieht durch einen Aufruf der entsprechenden init () Funktionen der einzelnen Module. Darüber hinaus ist sicherzustellen, das innerhalb der for - Endlosschleife die work () - Funktionen sämtlicher Module aufgerufen werden.</text:p>
      <text:h text:style-name="Heading_20_1" text:outline-level="1"><text:s/>Testfall 1 „Betriebsmittelverwaltung“</text:h>
      <text:h text:style-name="Heading_20_2" text:outline-level="2"><text:s/>Identifikation des Testobjektes</text:h>
      <text:p text:style-name="P11">siehe Kapitel 3</text:p>
      <text:p text:style-name="P11"/>
      <text:h text:style-name="P30" text:outline-level="2"><text:s/>Test-Identifikation</text:h>
      <text:p text:style-name="P17">Testname:<text:tab/>Test_Betriebsmittelverwaltung</text:p>
      <text:p text:style-name="P19">Verzeichnisse:</text:p>
      <text:p text:style-name="P18">Testskripts:<text:tab/>Google Code → Dokumente → 04_Tests → 04.02_Testskript → 04.02.06_Betriebsmittelverwaltung</text:p>
      <text:p text:style-name="P18">Testprotokolle:<text:tab/>Google Code → Dokumente → 04_Tests → 04.03_Testprotokolle → <text:s/>04.03.06_Betriebsmittelverwaltung</text:p>
      <text:p text:style-name="P17"/>
      <text:h text:style-name="Heading_20_2" text:outline-level="2"><text:s/>Testfallbeschreibung</text:h>
      <text:p text:style-name="P22">Aufgebaut ist das Programm Betriebsmittelverwaltung.c ausschließlich aus der main - Funktion. Diese enthält den Aufruf der Initialisierungsfunktionen der einzelnen Module sowie eine Endlosschleife, aus der heraus die work - Funktionen der Module aufgerufen werden. Aufgrund dieses geringen Codeumfangs ist ein Testfall zum Erreichen des obengenannten Testziels ausreichend. </text:p>
      <text:p text:style-name="P22">Zu überprüfen ist nun im Rahmen dieses Testfalls, ob ein Aufruf der main - Funktion dazu führt, dass die Module initialisiert werden, das heißt, dass die entsprechenden Variablen ihren Initialzustand erhalten. </text:p>
      <text:p text:style-name="P22">Außerdem ist zu überprüfen, ob die work - Funktionen in der richtigen Reihenfolge und für alle Module aufgerufen werden.</text:p>
      <text:h text:style-name="P30" text:outline-level="2"><text:s/>Testskript</text:h>
      <text:p text:style-name="P11">Zur Realisierung dieses Testfalls wird ein Testskript entwickelt. Dieses bildet die init bzw. work Funktionen der einzelnen Module nach. Diese werden dann aus der main - Funktion der Betriebsmittelverwaltung heraus aufgerufen. Um sicherzustellen, dass dieser Aufruf erfolgreich war, wird intern ein Flag gesetzt. Anhand dieses Flags kann analog dazu im Fehlerfall nachvollzogen werden, an welcher Stelle der Fehler aufgetreten ist. </text:p>
      <text:p text:style-name="P11">Gleiches Vorgehen wird bei den work Funktionen gewählt. Auch diese werden im Testskript nachgebildet und aus der main - Funktion heraus aufgerufen. Bei einem erfolgreichen Aufruf wird auch hier ein entsprechendes Flag gesetzt. </text:p>
      <text:p text:style-name="P11">Dies wird mit folgendem Test-Skript realisiert:</text:p>
      <text:p text:style-name="P11">siehe 'Google Code → 04_Test → 04.02_Testskripts → 04.02.06_Betriebsmittelverwaltung'</text:p>
      <text:p text:style-name="P11"/>
      <text:h text:style-name="P30" text:outline-level="2"><text:soft-page-break/><text:s/>Test-Protokoll</text:h>
      <text:p text:style-name="P11">Das Konsolen-Ergebnis wird in das Dokument 'Protokoll_Test_Betriebsmittelverwaltung' kopiert und diese Datei im Ordner 'Google Code → Dokumente → 04_Tests → 04.03_Testprotokolle → 04.03.06_Betriebsmittelverwaltung' abgelegt.</text:p>
      <text:p text:style-name="P11"/>
      <text:h text:style-name="P28"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triebsmittelverwalt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11"><draw:text-box><text:p text:style-name="MP6"/></draw:text-box></draw:frame><text:tab/>Version <text:span text:style-name="MT1"><text:reference-ref text:reference-format="text" text:ref-name="Version">1.0</text:reference-ref></text:span> vom <text:modification-date style:data-style-name="N36">23.06.2010</text:modification-date><text:tab/>Seite <text:page-number text:select-page="current">8</text:page-number>/<text:page-count style:num-format="1">8</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triebsmittelverwaltung'</text:reference-ref></text:span><draw:frame draw:style-name="Mfr1" draw:name="Rahmen11" text:anchor-type="char" svg:x="0cm" svg:y="4.501cm" svg:width="17.701cm" svg:height="0.4cm" draw:z-index="1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5"><draw:text-box><text:p text:style-name="MP6"/></draw:text-box></draw:frame><text:tab/>Version <text:span text:style-name="MT1"><text:reference-ref text:reference-format="text" text:ref-name="Version">1.0</text:reference-ref></text:span> vom <text:modification-date style:data-style-name="N36">23.06.2010</text:modification-date><text:tab/>Seite <text:page-number text:select-page="current">8</text:page-number>/<text:page-count style:num-forma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36</meta:editing-cycles>
    <meta:editing-duration>PT13H08M48S</meta:editing-duration>
    <dc:date>2010-06-23T23:54:30.21</dc:date>
    <dc:creator>Peter Pan</dc:creator>
    <meta:document-statistic meta:table-count="2" meta:image-count="0" meta:object-count="0" meta:page-count="8" meta:paragraph-count="67" meta:word-count="515" meta:character-count="4127"/>
    <meta:user-defined meta:name="Info 1"/>
    <meta:user-defined meta:name="Info 2"/>
    <meta:user-defined meta:name="Info 3"/>
    <meta:user-defined meta:name="Info 4"/>
  </office:meta>
</office:document-meta>
</file>